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2 or 10:27/mile</text:p>
      <text:p text:style-name="P13"/>
      <text:p text:style-name="P13">Mon 11/14/16 <text:span text:style-name="T1">3 miles</text:span></text:p>
      <text:p text:style-name="P13">Same run as yesterday</text:p>
      <text:p text:style-name="P13">Splits: 10:38+9:53+8:43=29:14 or 9:44/mile</text:p>
      <text:p text:style-name="P13"/>
      <text:p text:style-name="P13">Tues 11/15/16 <text:span text:style-name="T1">5 miles</text:span></text:p>
      <text:p text:style-name="P13">I walked and ran 5 miles on slightly hilly roads in 58:36 or 11:43/mile. <text:s/>I walked about 0.12 miles at the beginning of each ½ mile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5T14:23:21.15</dc:date>
    <dc:creator>James Lombardi</dc:creator>
    <meta:editing-duration>PT11H34M37S</meta:editing-duration>
    <meta:editing-cycles>60</meta:editing-cycles>
    <meta:generator>OpenOffice/4.1.2$Win32 OpenOffice.org_project/412m3$Build-9782</meta:generator>
    <meta:document-statistic meta:table-count="0" meta:image-count="0" meta:object-count="0" meta:page-count="6" meta:paragraph-count="193" meta:word-count="1777" meta:character-count="8593"/>
  </office:meta>
</office:document-meta>
</file>